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c1e83" officeooo:paragraph-rsid="001c1e83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Nimbus Sans L" fo:font-size="10pt" officeooo:paragraph-rsid="001b1f59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Nimbus Sans L" fo:font-size="10pt" officeooo:paragraph-rsid="001b1f59" style:font-size-asian="10pt" style:font-size-complex="10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Nimbus Sans L" fo:font-size="10pt" officeooo:paragraph-rsid="001b1f59" style:font-size-asian="10pt" style:font-size-complex="10pt"/>
    </style:style>
    <style:style style:name="P5" style:family="paragraph" style:parent-style-name="Text_20_body">
      <style:paragraph-properties fo:margin-left="0.831cm" fo:margin-right="0cm" fo:margin-top="0cm" fo:margin-bottom="0cm" loext:contextual-spacing="false" fo:text-indent="-0.377cm" style:auto-text-indent="false">
        <style:tab-stops/>
      </style:paragraph-properties>
      <style:text-properties style:font-name="Nimbus Sans L" fo:font-size="10pt" officeooo:paragraph-rsid="001b1f59" style:font-size-asian="10pt" style:font-size-complex="10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Nimbus Sans L" fo:font-size="10pt" officeooo:paragraph-rsid="001b1f59" style:font-size-asian="10pt" style:font-size-complex="10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Nimbus Sans L" fo:font-size="10pt" officeooo:paragraph-rsid="001b1f59" style:font-size-asian="10pt" style:font-size-complex="10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Nimbus Sans L" fo:font-size="10pt" fo:font-weight="bold" officeooo:rsid="001e5e81" officeooo:paragraph-rsid="001b1f59" style:font-size-asian="10pt" style:font-weight-asian="bold" style:font-size-complex="10pt" style:font-weight-complex="bold"/>
    </style:style>
    <style:style style:name="T1" style:family="text">
      <style:text-properties officeooo:rsid="001b1f5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5e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ECLARACIÓN</text:p>
      <text:p text:style-name="P2"/>
      <text:p text:style-name="P3">Firmando este acuerdo entre usted y el grupo responsable de llevar adelante el Festival de Instalación (<text:span text:style-name="T3">Grupo de usuarios de GNU/Linux</text:span>, de ahora en adelante llamados ‘Instaladores’), renuncia a ciertos derechos legales. Por lo tanto, <text:span text:style-name="T2">debe leer este acuerdo cuidadosamente</text:span>. Si tiene cualquier pregunta acerca de los efectos legales de este acuerdo, debe consultar un abogado. Por favor, sea consciente que no podrá participar del festival de instalación a menos que haya firmado este acuerdo. Firmando este acuerdo, queda debidamente notificado de lo siguiente:</text:p>
      <text:p text:style-name="P2"/>
      <text:p text:style-name="P5"><text:span text:style-name="T2">1.</text:span> Que firmando este acuerdo existen consideraciones parciales acerca de los servicios provistos por los Instaladores.</text:p>
      <text:p text:style-name="P5"><text:span text:style-name="T2">2.</text:span> Que el intento de instalar, configurar, o también conseguir que el sistema operativo GNU/Linux funcione en su computadora tiene peligros inherentes que ningún cuidado, precaución, o conocimiento puede eliminar.</text:p>
      <text:p text:style-name="P5"><text:span text:style-name="T2">3.</text:span> Que los Instaladores no se comprometen a que el trabajo realizado en su computadora resulte exitoso. Un Instalador lo ayudará a intentar instalar, configurar, o también conseguir que el sistema operativo GNU/ Linux funcione en su computadora. Sin embargo, debido a posibles defectos en los programas o el equipo informático, incluyendo que su computadora este incorrectamente configurada, no todos los intentos resultarán exitosos.</text:p>
      <text:p text:style-name="P5"><text:span text:style-name="T2">4.</text:span> Que el intento de instalar, configurar, o también conseguir que el sistema operativo GNU/ Linux funcione en su computadora, incluyendo especialmente el proceso de particionar o reparticionar el disco rígido de su computadora, puede resultar en pérdida parcial o total de los datos y programas almacenados en el anteriormente mencionado disco rígido. Queda debidamente notificado que debió hacer copias de respaldo de sus datos antes de intentar instalar, configurar, o también conseguir que el sistema operativo GNU/ Linux funcione en su computadora.</text:p>
      <text:p text:style-name="P5"><text:span text:style-name="T2">5.</text:span> Que un Festival de Instalación es un evento inherentemente caótico y usted es responsable por la seguridad de sus pertenencias.</text:p>
      <text:p text:style-name="P5"><text:span text:style-name="T2">6.</text:span> Que firmando el presente acuerdo, usted deslinda a los Instaladores de toda responsabilidad legal parcial o total respecto de cualquier daño, pérdida o problema que puedan surgir de instalar, configurar, o también conseguir que el sistema operativo GNU/ Linux funcione en su computadora.</text:p>
      <text:p text:style-name="P2"/>
      <text:p text:style-name="P3">Asumiendo expresamente los riesgos arriba mencionados. Esto incluye, pero no se limita, a cualquier pérdida causada por negligencia por parte de cualquiera de los Instaladores quienes intenten instalar, configurar, o también conseguir que el sistema operativo GNU/ Linux funcione en su computadora.</text:p>
      <text:p text:style-name="P2"/>
      <text:p text:style-name="P3">Yo, ________________________________________________ tomo conocimiento que participo en el Festival de instalación bajo mi propio riesgo. Asumiendo la responsabilidad por la integridad de los datos y del equipo de mi computadora, haciendo copias de respaldo de los datos, y que deslindo toda cu<text:span text:style-name="T1">l</text:span>pa por cualquier daño o responsabilidad que pueda resultar por mi participación en este evento. Y más aun, acuerdo con las responsabilidades que devenga por los derechos y obligaciones de las <text:span text:style-name="T1">l</text:span>icencias de los programas que recibirá. El propósito de este evento es distribuir conjuntos de programas que son Código Fuente Abierto (Open Source) y/o Software Libre (Free Software), legalmente distribuibles sin cargo para el usuario.</text:p>
      <text:p text:style-name="P3">Se hará cualquier esfuerzo razonable para asegurar que mi sistema funcione correctamente después de la Instalación. Pero reconozco que, debido que los programas a instalar en este evento se licencian sin cargo, los titulares de los derechos de autor (Copyright), y colaboradores voluntarios u otros participantes proveen los programas ‘como son‘ ("as i<text:span text:style-name="T1">s</text:span>") sin <text:span text:style-name="T1">garantía</text:span> de ningún tipo, implícitas y/o explícitamente mencionadas, incluyendo, pero no limitándose a, aquellas acerca de las mercadería y/ o del ejercicio para algún propósito particular, por lo tanto asumo la totalidad del riesgo sobre la calidad y rendimiento de los programas y la exactitud de su documentación asociada. As<text:span text:style-name="T1">í</text:span> mismo asumo, en caso que estos programas y su documentación asociada contengan algún defecto, sea o no de origen, todos los costos necesarios para revisar, reparar o corregir dichos programas. Firmando abajo, acuerdo que entiendo y acepto los términos arriba expresados:</text:p>
      <text:p text:style-name="P2"/>
      <text:p text:style-name="P2"/>
      <text:p text:style-name="P4">Fir<text:span text:style-name="T1">m</text:span>a: ____________________ <text:span text:style-name="T1">Aclaración________________________________________</text:span></text:p>
      <text:p text:style-name="P4">Mar del Plata, _______<text:span text:style-name="T1">de</text:span>_________________ <text:span text:style-name="T1">de 201</text:span>___.</text:p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c1e83" officeooo:paragraph-rsid="001c1e83" style:font-size-asian="10pt" style:font-size-complex="10pt"/>
    </style:style>
    <style:style style:name="MT1" style:family="text">
      <style:text-properties officeooo:rsid="001e5e81"/>
    </style:style>
    <style:page-layout style:name="Mpm1">
      <style:page-layout-properties fo:page-width="21.001cm" fo:page-height="29.7cm" style:num-format="1" style:print-orientation="portrait" fo:margin-top="0.44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11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Nombre del LUG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feba14 </meta:initial-creator>
    <meta:creation-date>2014-04-17T14:30:29</meta:creation-date>
    <dc:date>2019-03-01T23:43:50.866854082</dc:date>
    <meta:editing-duration>PT3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649" meta:character-count="4434" meta:non-whitespace-character-count="3799"/>
  </office:meta>
</office:document-meta>
</file>